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" fo:font-size="40pt" style:font-size-asian="40pt" style:font-size-complex="40pt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DejaVu Sans Mon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ONF 2017 (if you could not tell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look into CTFE eng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CTFE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TFE.expand <text:s/>== “Compile Time Function Evaluation”</text:p>
                <text:p><text:s/></text:p>
              </text:list-item>
              <text:list-item>
                <text:p>Basically the ability to constant fold pure function calls </text:p>
                <text:p/>
              </text:list-item>
              <text:list-item>
                <text:p>Many non-obvious application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FE as a way to extend the compi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uch as:</text:p>
                <text:p/>
                <text:p>Checking that enum members are defined in a certain relative order to other enum members.</text:p>
                <text:p/>
              </text:list-header>
              <text:list-item>
                <text:p>DEM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Applause !</text:p>
            <text:p/>
            <text:p>Seriously you have to clap!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preters</text:p>
          </draw:text-box>
        </draw:frame>
        <draw:frame presentation:style-name="pr5" draw:text-style-name="P1" draw:layer="layout" svg:width="25.199cm" svg:height="16.255cm" svg:x="1.4cm" svg:y="0.837cm" presentation:class="subtitle">
          <draw:text-box>
            <text:p>The are at least two kinds</text:p>
            <text:p/>
            <text:p>ByteCode-Interpreters</text:p>
            <text:p/>
            <text:p>&amp;&amp;</text:p>
            <text:p/>
            <text:p>AST-Interpre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T-interpr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pretes the AST nodes directly – no translation to another IR (if done right)</text:p>
                <text:list>
                  <text:list-item>
                    <text:p>Potentially better cache usage.</text:p>
                  </text:list-item>
                  <text:list-item>
                    <text:p>Harder to debug! Much harder;</text:p>
                    <text:p>because all the state is implicit</text:p>
                  </text:list-item>
                  <text:list-item>
                    <text:p>No JIT; </text:p>
                    <text:p>because that makes a translation necessary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C Interpr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s IR/BC </text:p>
                <text:p>(Intermediate Representation/ByteCode)</text:p>
                <text:list>
                  <text:list-item>
                    <text:p>Requires to generate another data-structure</text:p>
                    <text:p>Potentially <text:s/>quite a bit slower due to cache effects</text:p>
                  </text:list-item>
                  <text:list-item>
                    <text:p>Easy to debug, because all the state is encapsulated in the IR (If done right)</text:p>
                  </text:list-item>
                  <text:list-item>
                    <text:p>Possibly convertible to JIT (If done right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l case (BC == MC) =&gt; J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Bytecode happens to match the machine code on the target, you get a “zero”-cost JIT</text:p>
                <text:list>
                  <text:list-item>
                    <text:p>Difficult to implement if you did not plan ahead</text:p>
                  </text:list-item>
                  <text:list-item>
                    <text:p>Very fast codegen; reasonable runtime time</text:p>
                  </text:list-item>
                  <text:list-item>
                    <text:p>The tradeoff is a perfect fit CTF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ci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icity first! (Seriously, codegen is already hard enough)</text:p>
                <text:list>
                  <text:list-item>
                    <text:p>No pointers to locals / stack values (see walters talk)</text:p>
                  </text:list-item>
                  <text:list-item>
                    <text:p>Every Composite Type is allocated on the Heap and passed via pointer</text:p>
                  </text:list-item>
                  <text:list-item>
                    <text:p>Ref variables are passed via the heap (remember no stack pointers)</text:p>
                  </text:list-item>
                  <text:list-item>
                    <text:p>Slices have the same ABI as static arrays</text:p>
                  </text:list-item>
                  <text:list-item>
                    <text:p><text:s/>0 is not a valid memory address </text:p>
                    <text:list>
                      <text:list-item>
                        <text:p>(it used to be my oh god!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cisions (cont.)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I for slices is </text:p>
                <text:p>Slice(T) { T* base; uint length; }</text:p>
                <text:list>
                  <text:list-item>
                    <text:p>Because can use Mul3 on the *base without having todo an offset</text:p>
                  </text:list-item>
                  <text:list-item>
                    <text:p>Length is always 32bit because you are going to run out of stack space before you hit uint.max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s and non-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langauge changes! </text:p>
              </text:list-item>
              <text:list-item>
                <text:p>Just a faster version of what is already possi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es not have a binary representation but consits of a number of function calls; Those are:</text:p>
                <text:list>
                  <text:list-item>
                    <text:p><text:span text:style-name="T1">Initialize(), Finalize(), </text:span></text:p>
                  </text:list-item>
                  <text:list-item>
                    <text:p><text:span text:style-name="T1">beginFunction(), endFunction()</text:span></text:p>
                  </text:list-item>
                  <text:list-item>
                    <text:p><text:span text:style-name="T1">genTemporary(), genParameter()</text:span></text:p>
                  </text:list-item>
                  <text:list-item>
                    <text:p><text:span text:style-name="T1">beginJmp(), endJmp(), beginCndJmp(), endCndJmp()</text:span></text:p>
                  </text:list-item>
                  <text:list-item>
                    <text:p><text:span text:style-name="T1">Set(), Call(), Ret(), Not(), Assert()</text:span></text:p>
                  </text:list-item>
                  <text:list-item>
                    <text:p><text:span text:style-name="T1">Add3(), Sub3(), Mul3(), Div3(), Mod3()</text:span></text:p>
                  </text:list-item>
                  <text:list-item>
                    <text:p><text:span text:style-name="T1">And3(), Or3(), Xor3(), Lsh3(), Rsh3()</text:span></text:p>
                  </text:list-item>
                  <text:list-item>
                    <text:p><text:span text:style-name="T1">Lt3(), Le3(), Gt3(), Ge3(), Eq3(), Neq3()</text:span></text:p>
                  </text:list-item>
                  <text:list-item>
                    <text:p><text:span text:style-name="T1">Store32(), Load32(), Alloc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Function: pow (D-Code)</text:p>
          </draw:text-box>
        </draw:frame>
        <draw:frame presentation:style-name="pr4" draw:text-style-name="P3" draw:layer="layout" svg:width="25.27cm" svg:height="15.152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2">int pow(int base, int pow)</text:span></text:p>
                    <text:p text:style-name="P2"><text:span text:style-name="T2">{ <text:s/></text:span></text:p>
                    <text:p text:style-name="P2"><text:span text:style-name="T2"><text:s text:c="4"/></text:span><text:span text:style-name="T2">uint result = 1;</text:span></text:p>
                    <text:p text:style-name="P2"><text:span text:style-name="T2"/></text:p>
                    <text:p text:style-name="P2"><text:span text:style-name="T2"><text:s text:c="4"/></text:span><text:span text:style-name="T2">while(pow--)</text:span></text:p>
                    <text:p text:style-name="P2"><text:span text:style-name="T2"><text:s text:c="8"/></text:span><text:span text:style-name="T2">result *= base;</text:span></text:p>
                    <text:p text:style-name="P2"><text:span text:style-name="T2"/></text:p>
                    <text:p text:style-name="P2"><text:span text:style-name="T2"><text:s text:c="4"/></text:span><text:span text:style-name="T2">return (result); </text:span></text:p>
                    <text:p text:style-name="P2"><text:span text:style-name="T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Function: pow (IR)</text:p>
          </draw:text-box>
        </draw:frame>
        <draw:frame presentation:style-name="pr4" draw:text-style-name="P3" draw:layer="layout" svg:width="25.27cm" svg:height="15.152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2">auto base = genParameter(i32Type); // (int base,</text:span></text:p>
                    <text:p text:style-name="P2"><text:span text:style-name="T2">auto pow = genParameter(i32Type); // int pow)</text:span></text:p>
                    <text:p text:style-name="P2"><text:span text:style-name="T2">beginFunction(0); // function body { <text:s/></text:span></text:p>
                    <text:p text:style-name="P2"><text:span text:style-name="T2">auto result = genTemporary(i32Type);// int result;</text:span></text:p>
                    <text:p text:style-name="P2"><text:span text:style-name="T2">Set(result, imm32(1)); // result = 1;</text:span></text:p>
                    <text:p text:style-name="P2"><text:span text:style-name="T2">auto LbeginLoop = genLabel(); // LbeginLoop:</text:span></text:p>
                    <text:p text:style-name="P2"><text:span text:style-name="T2">auto cj = beginCndJmp(pow); // if (!pow) goto Lend;</text:span></text:p>
                    <text:p text:style-name="P2"><text:span text:style-name="T2">Sub3(pow, pow, imm32(1)); // --pow;</text:span></text:p>
                    <text:p text:style-name="P2"><text:span text:style-name="T2">Mul3(result, result, base); // result *= base;</text:span></text:p>
                    <text:p text:style-name="P2"><text:span text:style-name="T2">endJump(beginJump(LbeginLoop)); // goto LbeginLoop;</text:span></text:p>
                    <text:p text:style-name="P2"><text:span text:style-name="T2">endCndJmp(cj, genLabel()); // Lend:</text:span></text:p>
                    <text:p text:style-name="P2"><text:span text:style-name="T2">Ret(result); // return result;</text:span></text:p>
                    <text:p text:style-name="P2"><text:span text:style-name="T2">endFunction() // 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time is spent on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cifically ABI issues</text:p>
                <text:p/>
              </text:list-item>
              <text:list-item>
                <text:p>Codegen is very complex</text:p>
                <text:list>
                  <text:list-item>
                    <text:p>Out of 10 cases implement 3 correctly 7 incorrectly and you missed that were actually 24 cases</text:p>
                  </text:list-item>
                </text:list>
                <text:p/>
              </text:list-item>
              <text:list-item>
                <text:p>Bugs can hide other bugs</text:p>
              </text:list-item>
              <text:list-item>
                <text:p>Bugs hiding other bugs can make valid code seem invali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a recursive relationship</text:p>
                <text:list>
                  <text:list-item>
                    <text:p>Bugs hiding bugs can hide bugs which hide bugs</text:p>
                  </text:list-item>
                  <text:list-item>
                    <text:p>As well as</text:p>
                  </text:list-item>
                  <text:list-item>
                    <text:p>Incorrect code can make invalid code seem to be valid code, seeming invali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 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 95% of newCTFE was written using GNU nano</text:p>
              </text:list-item>
              <text:list-item>
                <text:p>The Implementation of &amp;&amp; and || is still buggy</text:p>
              </text:list-item>
              <text:list-item>
                <text:p>~= is 30% slower then in the old vers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st Sl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last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21:32:29.446885173</meta:creation-date>
    <dc:date>2017-05-04T15:34:45.467594406</dc:date>
    <meta:editing-duration>PT5H29M4S</meta:editing-duration>
    <meta:editing-cycles>140</meta:editing-cycles>
    <meta:generator>LibreOffice/5.3.2.2$Linux_X86_64 LibreOffice_project/30m0$Build-2</meta:generator>
    <meta:document-statistic meta:object-count="92"/>
  </office:meta>
</office:document-meta>
</file>